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2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3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a7554" officeooo:paragraph-rsid="001a7554"/>
    </style:style>
    <style:style style:name="P4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  <style:text-properties officeooo:paragraph-rsid="001a843c"/>
    </style:style>
    <style:style style:name="P5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  <style:text-properties officeooo:rsid="001a843c" officeooo:paragraph-rsid="001a843c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officeooo:rsid="001fda5e" officeooo:paragraph-rsid="001fda5e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officeooo:rsid="001fda5e" officeooo:paragraph-rsid="00207cdf"/>
    </style:style>
    <style:style style:name="P9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c6429" officeooo:paragraph-rsid="001c6429"/>
    </style:style>
    <style:style style:name="P10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dd359" officeooo:paragraph-rsid="001dd359"/>
    </style:style>
    <style:style style:name="P11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2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a843c" officeooo:paragraph-rsid="001a843c"/>
    </style:style>
    <style:style style:name="P13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f320e" officeooo:paragraph-rsid="001f320e"/>
    </style:style>
    <style:style style:name="P14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7cdf"/>
    </style:style>
    <style:style style:name="T4" style:family="text">
      <style:text-properties officeooo:rsid="0019bbae"/>
    </style:style>
    <style:style style:name="T5" style:family="text">
      <style:text-properties officeooo:rsid="001a843c"/>
    </style:style>
    <style:style style:name="T6" style:family="text">
      <style:text-properties officeooo:rsid="001c6429"/>
    </style:style>
    <style:style style:name="T7" style:family="text">
      <style:text-properties officeooo:rsid="001dd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3n0kttgfzr45"/>ДЗ<text:span text:style-name="T4">05</text:span> <text:span text:style-name="T4">JSP, Filters, Listeners</text:span>.</text:p>
      <text:list xml:id="list4067887622" text:style-name="WWNum5">
        <text:list-item>
          <text:p text:style-name="P11"><text:bookmark text:name="_iuamv9f70w8e"/>Общие моменты</text:p>
        </text:list-item>
      </text:list>
      <text:list xml:id="list2925204407" text:style-name="WWNum3">
        <text:list-item>
          <text:p text:style-name="P1">исходники – в папке «L<text:span text:style-name="T4">10</text:span> - <text:span text:style-name="T4">JSP</text:span>»</text:p>
        </text:list-item>
        <text:list-item>
          <text:p text:style-name="P2">В качестве фреймворка использовал GWT .</text:p>
        </text:list-item>
        <text:list-item>
          <text:p text:style-name="P2">Проект <text:span text:style-name="T4">опять </text:span>делал с нуля, используя части кода из задания 2,<text:span text:style-name="T4">3</text:span>.</text:p>
        </text:list-item>
        <text:list-item>
          <text:p text:style-name="P3">Приложение доступно по ссылке <text:span text:style-name="T1">http://localhost:8080/main</text:span></text:p>
        </text:list-item>
      </text:list>
      <text:p text:style-name="P6"/>
      <text:list xml:id="list4345664937683" text:continue-list="list4067887622" text:style-name="WWNum5">
        <text:list-item>
          <text:p text:style-name="P12">Фильтрация user-agent</text:p>
        </text:list-item>
      </text:list>
      <text:list xml:id="list832702417" text:style-name="WWNum4">
        <text:list-item>
          <text:p text:style-name="P5">При первом обращении пользователя к приложению запрос обрабатывается фильтром <text:span text:style-name="T1">UserAgentFilter</text:span>, в котором анализируется заголовок user-agent запроса (было лень самому парсить этот заголовок, использовал библиотеку <text:span text:style-name="T1">ua_parser</text:span>). Если версия браузера из user-agent меньше минимальной, происходит форвард запроса на jsp страницу <text:span text:style-name="T1">browser-invalid.jsp</text:span>.</text:p>
        </text:list-item>
        <text:list-item>
          <text:p text:style-name="P5">Если версия браузера нам подходит – приложение выполняется в штатном режиме, при этом устанавливается пользовательская кука <text:span text:style-name="T1">valid‑browser</text:span>, которая при последующих запросах позволяет пропускать парсинг версии браузера.</text:p>
        </text:list-item>
        <text:list-item>
          <text:p text:style-name="P4"><text:span text:style-name="T5">Минимально допустимые версии браузеров хранятся в инициализационных параметрах фильтра и извлекаются на стадии инициализации фильтра.</text:span></text:p>
        </text:list-item>
      </text:list>
      <text:list xml:id="list4345116530497" text:continue-list="list4345664937683" text:style-name="WWNum5">
        <text:list-item>
          <text:p text:style-name="P11"><text:span text:style-name="T6">Сохранение/восстановление данных о сотрудниках из xml файла</text:span>.</text:p>
        </text:list-item>
      </text:list>
      <text:p text:style-name="P9">При старте контейнера управление передается в сервлет <text:span text:style-name="T1">StartupServlet</text:span>, у которого стоит флаг <text:span text:style-name="T1">loadOnStartup</text:span>=1. В методе инициализации этого сервлета происходит восстановление данных таблицы сотрудников из xml файла, путь к которому берется из параметров инициализации <text:span text:style-name="T7">контекста приложения</text:span>. Сведения о факте инициализации сохраняются в атрибуте <text:span text:style-name="T1">startup</text:span> контекста приложения.</text:p>
      <text:p text:style-name="P10">При останове контейнера данные таблицы сотрудников сохраняются в файле (путь берется из контекста приложения).</text:p>
      <text:list xml:id="list4346207034108" text:continue-numbering="true" text:style-name="WWNum5">
        <text:list-item>
          <text:p text:style-name="P13"><text:bookmark text:name="_zb82h68ta3y"/>JSP</text:p>
        </text:list-item>
      </text:list>
      <text:p text:style-name="P7"><text:span text:style-name="T2">Все html страница заменены на JSP. Используется следующая структура </text:span><text:soft-page-break/><text:span text:style-name="T2">приложения:</text:span></text:p>
      <text:p text:style-name="P8"><text:span text:style-name="T2">все запросы попадают на хост-страницу index.jsp, к которой директивами подключаются заголовок (main-head.jsp), меню (main-menu.jsp), новостной и валютный блоки (</text:span><text:span text:style-name="T3">main-right-sidebar.jsp</text:span><text:span text:style-name="T2">), </text:span><text:span text:style-name="T3">подвал (main-footer.jsp)</text:span><text:span text:style-name="T2"> </text:span><text:span text:style-name="T3">и основной блок , который в зависимости от URI запроса подключает соответствующую JSP страницу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2T00:43:44.368285906</dc:date>
    <meta:editing-duration>PT56M2S</meta:editing-duration>
    <meta:editing-cycles>10</meta:editing-cycles>
    <meta:document-statistic meta:table-count="0" meta:image-count="0" meta:object-count="0" meta:page-count="2" meta:paragraph-count="16" meta:word-count="238" meta:character-count="1890" meta:non-whitespace-character-count="1675"/>
  </office:meta>
</office:document-meta>
</file>